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67.986cm" fo:min-width="56.636cm" fo:padding-top="1.007cm" fo:padding-bottom="1.007cm" fo:padding-left="1.132cm" fo:padding-right="1.132cm"/>
    </style:style>
    <style:style style:name="gr2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7.571cm" draw:shadow="hidden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8.016cm" fo:min-width="1.3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9.907cm" draw:shadow="hidden"/>
      <style:paragraph-properties style:writing-mode="lr-tb"/>
    </style:style>
    <style:style style:name="gr6" style:family="graphic" style:parent-style-name="objectwithoutfill">
      <style:graphic-properties draw:stroke="solid" svg:stroke-width="1.94cm" svg:stroke-color="#ffffd7" draw:marker-start-width="3.11cm" draw:marker-end-width="3.11cm" svg:stroke-linecap="round" draw:fill="none" draw:textarea-vertical-align="middle" fo:padding-top="1.095cm" fo:padding-bottom="1.095cm" fo:padding-left="1.22cm" fo:padding-right="1.22cm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3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4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style:font-name="Arial Black" fo:font-size="200pt" style:font-size-asian="200pt" style:font-size-complex="20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Arial Black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8.9cm" svg:height="70cm" svg:x="5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6cm" svg:height="6.5cm" svg:x="39.45cm" svg:y="77cm">
          <draw:text-box>
            <text:p><text:span text:style-name="T1">351 cm</text:span></text:p>
          </draw:text-box>
        </draw:frame>
        <draw:frame draw:style-name="gr3" draw:text-style-name="P2" draw:layer="layout" svg:width="13.275cm" svg:height="7.821cm" svg:x="27.325cm" svg:y="0.179cm">
          <draw:text-box>
            <text:p><text:span text:style-name="T1">589 cm</text:span></text:p>
          </draw:text-box>
        </draw:frame>
        <draw:custom-shape draw:style-name="gr4" draw:text-style-name="P4" draw:layer="layout" svg:width="6cm" svg:height="10.181cm" svg:x="65.722cm" svg:y="86.319cm">
          <text:p text:style-name="P3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16cm" svg:height="7.821cm" svg:x="9.65cm" svg:y="76.45cm">
          <draw:text-box>
            <text:p><text:span text:style-name="T1">231 cm</text:span></text:p>
          </draw:text-box>
        </draw:frame>
        <draw:frame draw:style-name="gr5" draw:text-style-name="P5" draw:layer="layout" svg:width="32.75cm" svg:height="20.157cm" svg:x="20cm" svg:y="31.14cm">
          <draw:text-box>
            <text:p><text:span text:style-name="T3">589 x</text:span></text:p>
            <text:p><text:span text:style-name="T3">700 cm</text:span></text:p>
          </draw:text-box>
        </draw:frame>
        <draw:line draw:style-name="gr6" draw:text-style-name="P6" draw:layer="layout" svg:x1="5cm" svg:y1="75cm" svg:x2="28.1cm" svg:y2="75cm">
          <text:p/>
        </draw:line>
        <draw:frame draw:style-name="gr3" draw:text-style-name="P2" draw:layer="layout" svg:width="16cm" svg:height="7.821cm" svg:x="65.5cm" svg:y="33.5cm">
          <draw:text-box>
            <text:p><text:span text:style-name="T1">570</text:span></text:p>
            <text:p><text:span text:style-name="T1">cm</text:span></text:p>
          </draw:text-box>
        </draw:frame>
        <draw:line draw:style-name="gr6" draw:text-style-name="P6" draw:layer="layout" svg:x1="63.9cm" svg:y1="75cm" svg:x2="63.9cm" svg:y2="62cm">
          <text:p/>
        </draw:line>
        <draw:frame draw:style-name="gr2" draw:text-style-name="P2" draw:layer="layout" svg:width="16cm" svg:height="6.5cm" svg:x="7cm" svg:y="38.9cm">
          <draw:text-box>
            <text:p><text:span text:style-name="T1">700 cm</text:span></text:p>
          </draw:text-box>
        </draw:frame>
        <draw:frame draw:style-name="gr3" draw:text-style-name="P2" draw:layer="layout" svg:width="16cm" svg:height="7.821cm" svg:x="65.5cm" svg:y="65.401cm">
          <draw:text-box>
            <text:p><text:span text:style-name="T1">130</text:span></text:p>
            <text:p><text:span text:style-name="T1">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6-09T17:39:05.610000000</dc:date>
    <meta:editing-duration>PT2H4M36S</meta:editing-duration>
    <meta:editing-cycles>73</meta:editing-cycles>
    <meta:generator>LibreOffice/7.0.4.2$Windows_X86_64 LibreOffice_project/dcf040e67528d9187c66b2379df5ea4407429775</meta:generator>
    <meta:document-statistic meta:object-count="11"/>
  </office:meta>
</office:document-meta>
</file>